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文泉驛微米黑" svg:font-family="文泉驛微米黑"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Inledning</text:p>
      <text:p text:style-name="Standard">Hemsidans front-end är nu redo för test och Kulturhusets personal kan skriva texter för att placera på startsidan samt "om kulturhuset"-sidan. I detta dokument beskrivs kortfattat hur hemsidan har byggts upp.</text:p>
      <text:p text:style-name="Standard"/>
      <text:p text:style-name="Standard">Uppbyggnad</text:p>
      <text:p text:style-name="Standard">Hemsdan har byggts genom “progressive enhancement” vilket innebär att hemsidan ska fungera i de flesta browsers och sedan förbättras progressivt beroende på vilken funktionalitet som en användares browser har. Hemsidan har skapats för att vara enkel och lättnavigerad samt fungera i de flesta browsers för att äka tillgänligheten.</text:p>
      <text:p text:style-name="Standard"/>
      <text:p text:style-name="Standard">Innehållet struktureras av HTML 5 i följande filer:</text:p>
      <text:p text:style-name="Standard">index.html (startsida)</text:p>
      <text:p text:style-name="Standard">events. Html</text:p>
      <text:p text:style-name="Standard">forum.html</text:p>
      <text:p text:style-name="Standard">kontakt.html</text:p>
      <text:p text:style-name="Standard">nyhetsarkiv.html</text:p>
      <text:p text:style-name="Standard">om_kulturhuset.html</text:p>
      <text:p text:style-name="Standard">projekt.html</text:p>
      <text:p text:style-name="Standard"/>
      <text:p text:style-name="Standard">Sidans layout styrs av CSS i följande fil:</text:p>
      <text:p text:style-name="Standard">main.css</text:p>
      <text:p text:style-name="Standard"/>
      <text:p text:style-name="Standard">Kontrollfunktioner sker i JavaScript i följande fil:</text:p>
      <text:p text:style-name="Standard">script.js</text:p>
      <text:p text:style-name="Standard"/>
      <text:p text:style-name="Standard">Nyehtsfunktionen, eventfunktion och projektfunktionen ska skapas av tredje part och i dagsläget är dessa sidan tomma, förutom den front-end som finns på plats.</text:p>
      <text:p text:style-name="Standard"/>
      <text:p text:style-name="Standard">Forumet ska bestå av ett phpBB-forum.</text:p>
      <text:p text:style-name="Standard"/>
      <text:p text:style-name="Standard">Lagliga aspekter</text:p>
      <text:p text:style-name="Standard">Hemsidan kommer inte att innehålla någon känslig information förutom namn och kontaktuppgifter till de som är ansvariga på kulturhuset samt de som ansvara för projekt och events. Ur ett laglit perspektiv presenteras inte namn och kontaktuppgifter på ett strukturerat sätt och inte heller är det troligt att övrig information klassificeras som kränkade då det enbart kommer att berör saklig information om projekten. Trots detta bör dock samtliga personer vars namn och kontaktuppgifter publiceras på sidan först godkänna detta ur ett etiskt perspektiv.</text:p>
      <text:p text:style-name="Standard"/>
      <text:p text:style-name="Standard">Test och validering</text:p>
      <text:p text:style-name="Standard">All HTML-kod har validerats med W3Cs HTML-validerare och generear inga fel.</text:p>
      <text:p text:style-name="Standard">All CSS-kod har validerats med W3Cs CSS-validerare och genererar inga fel. </text:p>
      <text:p text:style-name="Standard">Alla JavaScript-kod ha validerats med Jlint och genererar inga fel för webbläsare, bort sett från bruket av "white space" men av läsabarhetsskäl har dessa fel ignorerats.</text:p>
      <text:p text:style-name="Standard">Hemsidan har testats i följande webläsare:</text:p>
      <text:p text:style-name="Standard">Internet Explorer</text:p>
      <text:p text:style-name="Standard">Firefox</text:p>
      <text:p text:style-name="Standard">Safari</text:p>
      <text:p text:style-name="Standard">Chrome</text:p>
      <text:p text:style-name="Standard"><text:soft-page-break/>Opera</text:p>
      <text:p text:style-name="Standard">Android Mobi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文泉驛微米黑" svg:font-family="文泉驛微米黑"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zxx"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zxx" fo:country="none" style:letter-kerning="true" style:font-name-asian="文泉驛微米黑" style:font-size-asian="12pt" style:language-asian="zxx" style:country-asian="none" style:font-name-complex="Lohit Hindi"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文泉驛微米黑"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17T10:32:17</meta:creation-date>
    <dc:date>2013-10-17T11:02:58</dc:date>
    <meta:editing-duration>PT30M43S</meta:editing-duration>
    <meta:editing-cycles>27</meta:editing-cycles>
    <meta:generator>OpenOffice.org/3.4$Linux OpenOffice.org_project/340m1$Build-9590</meta:generator>
    <meta:document-statistic meta:table-count="0" meta:image-count="0" meta:object-count="0" meta:page-count="2" meta:paragraph-count="31" meta:word-count="293" meta:character-count="2022"/>
  </office:meta>
</office:document-meta>
</file>